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draw:textarea-vertical-align="top"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fo:min-height="9.135cm"/>
      <style:paragraph-properties style:writing-mode="lr-tb"/>
    </style:style>
    <style:style style:name="pr10" style:family="presentation" style:parent-style-name="One_20_Column-outline1">
      <style:graphic-properties draw:textarea-vertical-align="middle" fo:min-height="9.13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.356cm" fo:margin-bottom="0cm"/>
      <style:text-properties style:text-position="0% 100%" fo:font-size="21pt" style:font-size-asian="21pt" style:font-size-complex="21pt"/>
    </style:style>
    <style:style style:name="P4" style:family="paragraph">
      <style:paragraph-properties fo:margin-top="0.2cm" fo:margin-bottom="0.2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text-position="0% 100%"/>
    </style:style>
    <style:style style:name="P6" style:family="paragraph">
      <style:paragraph-properties fo:margin-top="0.203cm" fo:margin-bottom="0cm"/>
      <style:text-properties style:text-position="0% 100%" fo:font-size="21pt" style:font-size-asian="21pt" style:font-size-complex="21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.3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.203cm" fo:margin-bottom="0cm"/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style:paragraph-properties fo:margin-top="0.203cm" fo:margin-bottom="0cm"/>
      <style:text-properties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0% 100%"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!di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rchitektur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ython Modul mit Untermodulen</text:span></text:p>
              </text:list-item>
              <text:list-item>
                <text:p text:style-name="P2"><text:span text:style-name="T1">Routen über Blueprints</text:span></text:p>
              </text:list-item>
              <text:list-item>
                <text:p text:style-name="P2"><text:span text:style-name="T1">Übergreifende Module erweitern Flask Anwendung</text:span></text:p>
              </text:list-item>
              <text:list-item>
                <text:p text:style-name="P2"><text:span text:style-name="T1">Datenbank anbindung über SQLAlchemy</text:span></text:p>
                <text:list>
                  <text:list-item>
                    <text:p><text:span text:style-name="T1">Wir verwenden SQLite3 weil es keine Server anfordert</text:span></text:p>
                  </text:list-item>
                </text:list>
              </text:list-item>
              <text:list-item>
                <text:p text:style-name="P2"><text:span text:style-name="T1">Frontend via Jinja2 mit AJA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atenbank</text:p>
          </draw:text-box>
        </draw:frame>
        <draw:frame presentation:style-name="pr7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Automatisch von SQLAlchemy gemanaged</text:span></text:p>
                <text:list>
                  <text:list-item>
                    <text:p text:style-name="P4"><text:span text:style-name="T2">Mehrere Anfragen können gleichzeitig verarbeitet werden</text:span></text:p>
                  </text:list-item>
                  <text:list-item>
                    <text:p text:style-name="P4"><text:span text:style-name="T2">Keine Problem durch Multithreading</text:span></text:p>
                  </text:list-item>
                  <text:list-item>
                    <text:p text:style-name="P4"><text:span text:style-name="T2">An keine Datenbank gebunden</text:span></text:p>
                  </text:list-item>
                  <text:list-item>
                    <text:p text:style-name="P4"><text:span text:style-name="T2">Optimierten Zugriff auf Datenbank inhalt</text:span></text:p>
                  </text:list-item>
                </text:list>
              </text:list-item>
              <text:list-item>
                <text:p text:style-name="P5"><text:span text:style-name="T2">Integrierung in Flask von Pallets</text:span></text:p>
                <text:list>
                  <text:list-item>
                    <text:p text:style-name="P5"><text:span text:style-name="T2">Effiziente Nutzung der Datenbank bei Anfrag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uthentication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Login, Registierung und Logout über REST Api</text:span></text:p>
              </text:list-item>
              <text:list-item>
                <text:p text:style-name="P7"><text:span text:style-name="T3">Daten werden über Formular Inhalte versendet</text:span></text:p>
              </text:list-item>
              <text:list-item>
                <text:p text:style-name="P7"><text:span text:style-name="T3">Flask-Login</text:span></text:p>
                <text:list>
                  <text:list-item>
                    <text:p text:style-name="P7"><text:span text:style-name="T3">Integration mit SQLAlchemy</text:span></text:p>
                  </text:list-item>
                  <text:list-item>
                    <text:p text:style-name="P7"><text:span text:style-name="T3">Managed die Session für uns</text:span></text:p>
                  </text:list-item>
                  <text:list-item>
                    <text:p text:style-name="P7"><text:span text:style-name="T3">(Eigene Implementation in branch stale/uuid)</text:span></text:p>
                  </text:list-item>
                </text:list>
              </text:list-item>
              <text:list-item>
                <text:p><text:span text:style-name="T3">Verifizierung des Passwortes findet im User Model statt</text:span></text:p>
                <text:list>
                  <text:list-item>
                    <text:p><text:span text:style-name="T3">Passwörter werden versioniert gehash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Gameplay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Spiele werden einem Nutzer zugeordnet</text:span></text:p>
              </text:list-item>
              <text:list-item>
                <text:p text:style-name="P9"><text:span text:style-name="T4">Ein Nutzer kann immer nur ein Aktives Spiel haben</text:span></text:p>
              </text:list-item>
              <text:list-item>
                <text:p text:style-name="P9"><text:span text:style-name="T4">Nutzer können mit Punkten Items kaufen die für einen versuchen die Zahl zu raten.</text:span></text:p>
              </text:list-item>
              <text:list-item>
                <text:p text:style-name="P9"><text:span text:style-name="T4">Bestenliste für Spieler mit den meisten Punkt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dministration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Nur 1 Prozess kann </text:span><text:span text:style-name="T3">gleichzeitig eine SQLite Datenbank benutzen.</text:span></text:p>
              </text:list-item>
              <text:list-item>
                <text:p text:style-name="P10"><text:span text:style-name="T3">Direkten Datenbank Zugriff</text:span></text:p>
              </text:list-item>
              <text:list-item>
                <text:p text:style-name="P10"><text:span text:style-name="T3">Flask-admin</text:span></text:p>
                <text:list>
                  <text:list-item>
                    <text:p text:style-name="P11"><text:span text:style-name="T3">Abhängigkeit mit Integration in Flask-SQLAlchemy</text:span></text:p>
                  </text:list-item>
                  <text:list-item>
                    <text:p text:style-name="P11"><text:span text:style-name="T3">Erstellt Interfaces mit denen man Inhalte managen kann</text:span></text:p>
                  </text:list-item>
                </text:list>
              </text:list-item>
              <text:list-item>
                <text:p><text:span text:style-name="T3">Setup funktion bei der erst einrichtung</text:span></text:p>
                <text:list>
                  <text:list-item>
                    <text:p><text:span text:style-name="T3">Erlaubt die erstellung eines Admin Account</text:span></text:p>
                  </text:list-item>
                  <text:list-item>
                    <text:p><text:span text:style-name="T3">Wird nach der einrichtung blockie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18n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Rekursive Schlüssel basierte Übersetzungen</text:p>
              </text:list-item>
              <text:list-item>
                <text:p>Integriert in den Flask Kontext verarbeitung</text:p>
              </text:list-item>
              <text:list-item>
                <text:p>Übersetzungen werden in JSON kodiert und beim start eingelese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tem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Einfaches Klassen-Model</text:p>
              </text:list-item>
              <text:list-item>
                <text:p>Items werden über die Vererbung definiert</text:p>
              </text:list-item>
              <text:list-item>
                <text:p>Können über eine REST API verwendet werden, sie erhalten dabei Information über das derzeitige Spi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rontend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Popu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okumentation</text:p>
          </draw:text-box>
        </draw:frame>
        <draw:frame presentation:style-name="pr9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OpenAPI 3.0 Spezifikation für REST API</text:span></text:p>
                <text:list>
                  <text:list-item>
                    <text:p text:style-name="P7"><text:span text:style-name="T3"><text:a xlink:href="https://files.jandroegehoff.de/dice-game/docs/dice-spec.yaml" xlink:type="simple">https://files.jandroegehoff.de/dice-game/docs/dice-spec.yaml</text:a>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7"><text:span text:style-name="T3">Sphinx Dokumentation für Source Code</text:span></text:p>
                <text:list>
                  <text:list-item>
                    <text:p text:style-name="P7"><text:span text:style-name="T3"><text:a xlink:href="https://files.jandroegehoff.de/dice-game/docs/sphinx" xlink:type="simple">https://files.jandroegehoff.de/dice-game/docs/sphinx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mo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 text:style-name="P12"><text:a xlink:href="https://dice.jandroegehoff.de/" xlink:type="simple">https://dice.jandroegehoff.de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Links</text:p>
          </draw:text-box>
        </draw:frame>
        <draw:frame presentation:style-name="pr9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6"><text:a xlink:href="https://github.com/HerrOtter/dice-game" xlink:type="simple">https://github.com/HerrOtter/dice-game</text:a></text:span></text:p>
              </text:list-item>
              <text:list-item>
                <text:p text:style-name="P13"><text:span text:style-name="T6"><text:a xlink:href="https://dice.jandroegoff.de/" xlink:type="simple">https://dice.jandroegoff.de</text:a></text:span></text:p>
              </text:list-item>
              <text:list-item>
                <text:p text:style-name="P13"><text:span text:style-name="T6"><text:a xlink:href="https://swagger.io/specification/" xlink:type="simple">https://swagger.io/specification/</text:a></text:span></text:p>
              </text:list-item>
              <text:list-item>
                <text:p text:style-name="P13"><text:span text:style-name="T6"><text:a xlink:href="https://www.sphinx-doc.org/" xlink:type="simple">https://www.sphinx-doc.org/</text:a></text:span></text:p>
              </text:list-item>
              <text:list-item>
                <text:p text:style-name="P13"><text:span text:style-name="T6"><text:a xlink:href="https://flask.palletsprojects.com/" xlink:type="simple">https://flask.palletsprojects.com/</text:a></text:span></text:p>
              </text:list-item>
              <text:list-item>
                <text:p text:style-name="P13"><text:span text:style-name="T6"><text:a xlink:href="https://jinja.palletsprojects.com/" xlink:type="simple">https://jinja.palletsprojects.com/</text:a></text:span></text:p>
              </text:list-item>
              <text:list-item>
                <text:p text:style-name="P13"><text:span text:style-name="T6"><text:a xlink:href="https://www.sqlalchemy.org/" xlink:type="simple">https://www.sqlalchemy.org/</text:a></text:span></text:p>
              </text:list-item>
              <text:list-item>
                <text:p text:style-name="P13"><text:span text:style-name="T6"><text:a xlink:href="https://flask-sqlalchemy.palletsprojects.com/" xlink:type="simple">https://flask-sqlalchemy.palletsprojects.com/</text:a></text:span></text:p>
              </text:list-item>
              <text:list-item>
                <text:p text:style-name="P13"><text:span text:style-name="T6"><text:a xlink:href="https://flask-login.readthedocs.io/" xlink:type="simple">https://flask-login.readthedocs.io</text:a></text:span></text:p>
              </text:list-item>
              <text:list-item>
                <text:p text:style-name="P13"><text:span text:style-name="T6"><text:a xlink:href="https://github.com/flask-admin/flask-admin" xlink:type="simple">https://github.com/flask-admin/flask-admi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9:38:44.689246403</meta:creation-date>
    <meta:editing-duration>PT12M47S</meta:editing-duration>
    <meta:editing-cycles>6</meta:editing-cycles>
    <meta:generator>LibreOffice/7.5.5.2$Linux_X86_64 LibreOffice_project/50$Build-2</meta:generator>
    <dc:title>Portfolio</dc:title>
    <dc:date>2023-09-07T10:26:45.711252170</dc:date>
    <meta:document-statistic meta:object-count="104"/>
  </office:meta>
</office:document-meta>
</file>